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-color="#eeeeee" draw:textarea-horizontal-align="justify" draw:textarea-vertical-align="middle" draw:auto-grow-height="false" fo:min-height="3.177cm" fo:min-width="6.525cm"/>
    </style:style>
    <style:style style:name="gr2" style:family="graphic" style:parent-style-name="standard">
      <style:graphic-properties draw:stroke="none" svg:stroke-color="#faa61a" draw:fill-color="#dfcce4" draw:textarea-horizontal-align="justify" draw:textarea-vertical-align="middle" draw:auto-grow-height="false" fo:min-height="6.227cm" fo:min-width="16.77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-color="#adc5e7" draw:textarea-horizontal-align="justify" draw:textarea-vertical-align="middle" draw:auto-grow-height="false" fo:min-height="6.354cm" fo:min-width="16.772cm"/>
    </style:style>
    <style:style style:name="gr5" style:family="graphic" style:parent-style-name="standard">
      <style:graphic-properties draw:stroke="none" draw:fill-color="#c7a0cb" draw:textarea-horizontal-align="justify" draw:textarea-vertical-align="middle" draw:auto-grow-height="false" fo:min-height="3.433cm" fo:min-width="10.803cm"/>
    </style:style>
    <style:style style:name="gr6" style:family="graphic" style:parent-style-name="standard">
      <style:graphic-properties draw:stroke="none" draw:fill-color="#7da7d8" draw:textarea-horizontal-align="justify" draw:textarea-vertical-align="middle" draw:auto-grow-height="false" fo:min-height="3.433cm" fo:min-width="9.66cm"/>
    </style:style>
    <style:style style:name="gr7" style:family="graphic" style:parent-style-name="standard">
      <style:graphic-properties draw:stroke="solid" svg:stroke-color="#00599d" draw:fill-color="#dddddd" draw:textarea-horizontal-align="justify" draw:textarea-vertical-align="middle" draw:auto-grow-height="false" fo:min-height="1.147cm" fo:min-width="6.358cm"/>
    </style:style>
    <style:style style:name="gr8" style:family="graphic" style:parent-style-name="standard">
      <style:graphic-properties draw:stroke="solid" svg:stroke-color="#00b274" draw:fill-color="#bee3d3" draw:textarea-horizontal-align="justify" draw:textarea-vertical-align="middle" draw:auto-grow-height="false" fo:min-height="1.147cm" fo:min-width="1.405cm"/>
    </style:style>
    <style:style style:name="gr9" style:family="graphic" style:parent-style-name="standard">
      <style:graphic-properties draw:stroke="solid" svg:stroke-color="#00599d" draw:fill-color="#dddddd" draw:textarea-horizontal-align="justify" draw:textarea-vertical-align="middle" draw:auto-grow-height="false" fo:min-height="1.147cm" fo:min-width="3.691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solid" svg:stroke-color="#00b274" draw:fill-color="#bee3d3" draw:textarea-horizontal-align="justify" draw:textarea-vertical-align="middle" draw:auto-grow-height="false" fo:min-height="1.147cm" fo:min-width="0.943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dfcce4"/>
      <style:paragraph-properties fo:text-align="center"/>
    </style:style>
    <style:style style:name="P3" style:family="paragraph">
      <style:paragraph-properties fo:text-align="center"/>
      <style:text-properties style:font-name="Open Sans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Open Sans" fo:font-size="24pt" fo:font-weight="bold" style:font-size-asian="24pt" style:font-weight-asian="bold" style:font-size-complex="24pt" style:font-weight-complex="bold"/>
    </style:style>
    <style:style style:name="P5" style:family="paragraph">
      <style:text-properties style:font-name="Open Sans" fo:font-size="16pt" fo:font-style="italic" style:font-size-asian="16pt" style:font-style-asian="italic" style:font-size-complex="16pt" style:font-style-complex="italic"/>
    </style:style>
    <style:style style:name="P6" style:family="paragraph">
      <loext:graphic-properties draw:fill="none" draw:fill-color="#ffffff"/>
      <style:text-properties style:font-name="Open Sans" fo:font-size="16pt" fo:font-style="italic" style:font-size-asian="16pt" style:font-style-asian="italic" style:font-size-complex="16pt" style:font-style-complex="italic"/>
    </style:style>
    <style:style style:name="P7" style:family="paragraph">
      <loext:graphic-properties draw:fill-color="#adc5e7"/>
      <style:paragraph-properties fo:text-align="center"/>
    </style:style>
    <style:style style:name="P8" style:family="paragraph">
      <loext:graphic-properties draw:fill="none" draw:fill-color="#ffffff"/>
      <style:text-properties style:font-name="Open Sans" fo:font-weight="normal" style:font-weight-asian="normal" style:font-weight-complex="normal"/>
    </style:style>
    <style:style style:name="P9" style:family="paragraph">
      <loext:graphic-properties draw:fill-color="#c7a0cb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7da7d8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loext:graphic-properties draw:fill-color="#bee3d3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style:font-name="Open Sans" fo:font-size="16pt" style:font-size-asian="16pt" style:font-size-complex="16pt"/>
    </style:style>
    <style:style style:name="P17" style:family="paragraph">
      <loext:graphic-properties draw:fill="none" draw:fill-color="#ffffff"/>
      <style:text-properties style:font-name="Open Sans" fo:font-size="16pt" style:font-size-asian="16pt" style:font-size-complex="16pt"/>
    </style:style>
    <style:style style:name="T1" style:family="text">
      <style:text-properties style:font-name="Open Sans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Open Sans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" style:family="text">
      <style:text-properties style:font-name="Open Sans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font-name="Open Sans" fo:font-weight="normal" style:font-weight-asian="normal" style:font-weight-complex="normal"/>
    </style:style>
    <style:style style:name="T5" style:family="text">
      <style:text-properties style:font-name="Open Sans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933cm" svg:height="4.845cm" svg:x="9.382cm" svg:y="12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7.272cm" svg:height="6.477cm" svg:x="2.016cm" svg:y="5.04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888cm" svg:height="2.271cm" svg:x="1.381cm" svg:y="1.381cm">
          <draw:text-box>
            <text:p text:style-name="P3"><text:span text:style-name="T1">Architecture Design</text:span></text:p>
            <text:p text:style-name="P3"><text:span text:style-name="T2">LN browser extension</text:span></text:p>
          </draw:text-box>
        </draw:frame>
        <draw:frame draw:style-name="gr3" draw:text-style-name="P6" draw:layer="layout" svg:width="13.934cm" svg:height="1.017cm" svg:x="6.588cm" svg:y="25.765cm">
          <draw:text-box>
            <text:p text:style-name="P5"><text:span text:style-name="T3">https://github.com/</text:span><text:span text:style-name="T3">Learn-by-doing/</text:span><text:span text:style-name="T3">lightning-extension</text:span></text:p>
          </draw:text-box>
        </draw:frame>
        <draw:custom-shape draw:style-name="gr4" draw:text-style-name="P7" draw:layer="layout" svg:width="17.272cm" svg:height="6.604cm" svg:x="2.016cm" svg:y="18.129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5.26cm" svg:height="1.115cm" svg:x="13.827cm" svg:y="5.399cm">
          <draw:text-box>
            <text:p><text:span text:style-name="T4">Customer (user)</text:span></text:p>
          </draw:text-box>
        </draw:frame>
        <draw:frame draw:style-name="gr3" draw:text-style-name="P8" draw:layer="layout" svg:width="6.166cm" svg:height="1.115cm" svg:x="2.144cm" svg:y="23.389cm">
          <draw:text-box>
            <text:p><text:span text:style-name="T4">Merchant (website)</text:span></text:p>
          </draw:text-box>
        </draw:frame>
        <draw:custom-shape draw:style-name="gr5" draw:text-style-name="P9" xml:id="id3" draw:id="id3" draw:layer="layout" svg:width="11.303cm" svg:height="3.683cm" svg:x="2.524cm" svg:y="7.047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5.641cm" svg:height="0.962cm" svg:x="2.713cm" svg:y="7.282cm">
          <draw:text-box>
            <text:p>browser extension</text:p>
          </draw:text-box>
        </draw:frame>
        <draw:custom-shape draw:style-name="gr6" draw:text-style-name="P11" draw:layer="layout" svg:width="10.16cm" svg:height="3.683cm" svg:x="2.824cm" svg:y="18.951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2.648cm" svg:height="0.962cm" svg:x="3.005cm" svg:y="21.486cm">
          <draw:text-box>
            <text:p>website</text:p>
          </draw:text-box>
        </draw:frame>
        <draw:custom-shape draw:style-name="gr7" draw:text-style-name="P13" xml:id="id1" draw:id="id1" draw:layer="layout" svg:width="6.858cm" svg:height="1.397cm" svg:x="3.34cm" svg:y="19.459cm">
          <text:p text:style-name="P12">ln-ext.js</text:p>
          <draw:enhanced-geometry svg:viewBox="0 0 21600 21600" draw:type="rectangle" draw:enhanced-path="M 0 0 L 21600 0 21600 21600 0 21600 0 0 Z N"/>
        </draw:custom-shape>
        <draw:custom-shape draw:style-name="gr8" draw:text-style-name="P14" xml:id="id2" draw:id="id2" draw:layer="layout" svg:width="1.905cm" svg:height="1.397cm" svg:x="15.108cm" svg:y="20.034cm">
          <text:p text:style-name="P12">l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xml:id="id5" draw:id="id5" draw:layer="layout" svg:width="4.191cm" svg:height="1.397cm" svg:x="3.186cm" svg:y="8.598cm">
          <text:p text:style-name="P12">background</text:p>
          <draw:enhanced-geometry svg:viewBox="0 0 21600 21600" draw:type="rectangle" draw:enhanced-path="M 0 0 L 21600 0 21600 21600 0 21600 0 0 Z N"/>
        </draw:custom-shape>
        <draw:custom-shape draw:style-name="gr9" draw:text-style-name="P13" xml:id="id6" draw:id="id6" draw:layer="layout" svg:width="4.191cm" svg:height="1.397cm" svg:x="8.985cm" svg:y="8.598cm">
          <text:p text:style-name="P12">content / UI</text:p>
          <draw:enhanced-geometry svg:viewBox="0 0 21600 21600" draw:type="rectangle" draw:enhanced-path="M 0 0 L 21600 0 21600 21600 0 21600 0 0 Z N"/>
        </draw:custom-shape>
        <draw:connector draw:style-name="gr10" draw:text-style-name="P15" draw:layer="layout" svg:x1="10.198cm" svg:y1="20.157cm" svg:x2="15.108cm" svg:y2="20.732cm" draw:start-shape="id1" draw:start-glue-point="1" draw:end-shape="id2" draw:end-glue-point="3" svg:d="M10198 20157h2455v575h2455" svg:viewBox="0 0 4911 576">
          <text:p/>
        </draw:connector>
        <draw:custom-shape draw:style-name="gr8" draw:text-style-name="P14" xml:id="id4" draw:id="id4" draw:layer="layout" svg:width="1.905cm" svg:height="1.397cm" svg:x="16.354cm" svg:y="7.39cm">
          <text:p text:style-name="P12">l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xml:id="id7" draw:id="id7" draw:layer="layout" svg:width="1.443cm" svg:height="1.397cm" svg:x="10.044cm" svg:y="14.073cm">
          <text:p text:style-name="P12">ln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5" draw:layer="layout" svg:x1="13.827cm" svg:y1="8.888cm" svg:x2="16.354cm" svg:y2="8.088cm" draw:start-shape="id3" draw:start-glue-point="1" draw:end-shape="id4" draw:end-glue-point="3" svg:d="M13827 8888h1262v-800h1265" svg:viewBox="0 0 2528 801">
          <text:p/>
        </draw:connector>
        <draw:connector draw:style-name="gr12" draw:text-style-name="P15" draw:layer="layout" svg:x1="6.769cm" svg:y1="19.459cm" svg:x2="5.281cm" svg:y2="9.995cm" draw:start-shape="id1" draw:start-glue-point="0" draw:end-shape="id5" draw:end-glue-point="2" svg:d="M6769 19459v-4733h-1488v-4731" svg:viewBox="0 0 1489 9465">
          <text:p/>
        </draw:connector>
        <draw:connector draw:style-name="gr12" draw:text-style-name="P15" draw:layer="layout" svg:x1="7.377cm" svg:y1="9.296cm" svg:x2="8.985cm" svg:y2="9.296cm" draw:start-shape="id5" draw:start-glue-point="1" draw:end-shape="id6" draw:end-glue-point="3" svg:d="M7377 9296h1608" svg:viewBox="0 0 1609 1">
          <text:p/>
        </draw:connector>
        <draw:custom-shape draw:style-name="gr11" draw:text-style-name="P14" xml:id="id8" draw:id="id8" draw:layer="layout" svg:width="1.443cm" svg:height="1.397cm" svg:x="13.537cm" svg:y="13.03cm">
          <text:p text:style-name="P12">l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xml:id="id9" draw:id="id9" draw:layer="layout" svg:width="1.443cm" svg:height="1.397cm" svg:x="17.31cm" svg:y="14.054cm">
          <text:p text:style-name="P12">ln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5" draw:layer="layout" draw:type="curve" svg:x1="17.306cm" svg:y1="8.787cm" svg:x2="10.765cm" svg:y2="14.073cm" draw:start-shape="id4" draw:start-glue-point="2" draw:end-shape="id7" draw:end-glue-point="0" svg:d="M17306 8787c0 3963-6541 1320-6541 5286" svg:viewBox="0 0 6542 5287">
          <text:p/>
        </draw:connector>
        <draw:connector draw:style-name="gr10" draw:text-style-name="P15" draw:layer="layout" draw:type="curve" svg:x1="14.98cm" svg:y1="13.728cm" svg:x2="17.31cm" svg:y2="14.752cm" draw:start-shape="id8" draw:start-glue-point="1" draw:end-shape="id9" draw:end-glue-point="3" svg:d="M14980 13728c1746 0 581 1024 2330 1024" svg:viewBox="0 0 2331 1025">
          <text:p/>
        </draw:connector>
        <draw:connector draw:style-name="gr10" draw:text-style-name="P15" draw:layer="layout" draw:type="curve" svg:x1="18.031cm" svg:y1="15.451cm" svg:x2="16.06cm" svg:y2="20.034cm" draw:start-shape="id9" draw:start-glue-point="2" draw:end-shape="id2" draw:end-glue-point="0" svg:d="M18031 15451c0 3436-1971 1145-1971 4583" svg:viewBox="0 0 1972 4584">
          <text:p/>
        </draw:connector>
        <draw:connector draw:style-name="gr10" draw:text-style-name="P15" draw:layer="layout" draw:type="curve" svg:x1="11.487cm" svg:y1="14.771cm" svg:x2="13.537cm" svg:y2="13.728cm" draw:start-shape="id7" draw:start-glue-point="1" draw:end-shape="id8" draw:end-glue-point="3" svg:d="M11487 14771c1536 0 511-1043 2050-1043" svg:viewBox="0 0 2051 1044">
          <text:p/>
        </draw:connector>
        <draw:frame draw:style-name="gr3" draw:text-style-name="P17" draw:layer="layout" svg:width="5.328cm" svg:height="1.017cm" svg:x="11.679cm" svg:y="15.216cm">
          <draw:text-box>
            <text:p text:style-name="P16"><text:span text:style-name="T5">Lightning Networ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8:40:14.272272962</meta:creation-date>
    <dc:date>2018-11-12T19:21:15.969603391</dc:date>
    <meta:editing-duration>PT40M46S</meta:editing-duration>
    <meta:editing-cycles>33</meta:editing-cycles>
    <meta:generator>LibreOffice/6.0.6.2$Linux_X86_64 LibreOffice_project/00m0$Build-2</meta:generator>
    <meta:document-statistic meta:object-count="28"/>
  </office:meta>
</office:document-meta>
</file>